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2143e" officeooo:paragraph-rsid="0012143e"/>
    </style:style>
    <style:style style:name="P2" style:family="paragraph" style:parent-style-name="Table_20_Contents">
      <style:text-properties officeooo:rsid="001502b0" officeooo:paragraph-rsid="001502b0"/>
    </style:style>
    <style:style style:name="P3" style:family="paragraph" style:parent-style-name="Table_20_Contents">
      <style:text-properties officeooo:rsid="0016e0ed" officeooo:paragraph-rsid="0016e0ed"/>
    </style:style>
    <style:style style:name="P4" style:family="paragraph" style:parent-style-name="Table_20_Contents">
      <style:text-properties officeooo:rsid="00173948" officeooo:paragraph-rsid="00173948"/>
    </style:style>
    <style:style style:name="P5" style:family="paragraph" style:parent-style-name="Table_20_Contents">
      <style:text-properties officeooo:rsid="00183f1e" officeooo:paragraph-rsid="00183f1e"/>
    </style:style>
    <style:style style:name="P6" style:family="paragraph" style:parent-style-name="Table_20_Contents">
      <style:text-properties officeooo:rsid="00196fff" officeooo:paragraph-rsid="00196fff"/>
    </style:style>
    <style:style style:name="P7" style:family="paragraph" style:parent-style-name="Table_20_Contents">
      <style:text-properties officeooo:rsid="0019fc45" officeooo:paragraph-rsid="0019fc45"/>
    </style:style>
    <style:style style:name="P8" style:family="paragraph" style:parent-style-name="Table_20_Contents">
      <style:text-properties officeooo:rsid="001be81f" officeooo:paragraph-rsid="001be81f"/>
    </style:style>
    <style:style style:name="P9" style:family="paragraph" style:parent-style-name="Table_20_Contents">
      <style:text-properties officeooo:rsid="001db920" officeooo:paragraph-rsid="001db920"/>
    </style:style>
    <style:style style:name="P10" style:family="paragraph" style:parent-style-name="Table_20_Contents">
      <style:text-properties officeooo:rsid="001edde7" officeooo:paragraph-rsid="001edde7"/>
    </style:style>
    <style:style style:name="P11" style:family="paragraph" style:parent-style-name="Table_20_Contents">
      <style:text-properties officeooo:rsid="001f8ba6" officeooo:paragraph-rsid="001f8ba6"/>
    </style:style>
    <style:style style:name="P12" style:family="paragraph" style:parent-style-name="Table_20_Contents">
      <style:text-properties officeooo:rsid="0020504c" officeooo:paragraph-rsid="0020504c"/>
    </style:style>
    <style:style style:name="P13" style:family="paragraph" style:parent-style-name="Table_20_Contents">
      <style:text-properties officeooo:rsid="0022a22b" officeooo:paragraph-rsid="0022a22b"/>
    </style:style>
    <style:style style:name="P14" style:family="paragraph" style:parent-style-name="Table_20_Contents">
      <style:text-properties officeooo:rsid="00256b09" officeooo:paragraph-rsid="00256b09"/>
    </style:style>
    <style:style style:name="P15" style:family="paragraph" style:parent-style-name="Table_20_Contents">
      <style:text-properties officeooo:rsid="002613f6" officeooo:paragraph-rsid="002613f6"/>
    </style:style>
    <style:style style:name="P16" style:family="paragraph" style:parent-style-name="Table_20_Contents">
      <style:text-properties officeooo:rsid="00278831" officeooo:paragraph-rsid="00278831"/>
    </style:style>
    <style:style style:name="P17" style:family="paragraph" style:parent-style-name="Table_20_Contents">
      <style:text-properties officeooo:rsid="002887ff" officeooo:paragraph-rsid="002887ff"/>
    </style:style>
    <style:style style:name="P18" style:family="paragraph" style:parent-style-name="Table_20_Contents">
      <style:text-properties officeooo:rsid="002b7830" officeooo:paragraph-rsid="002b7830"/>
    </style:style>
    <style:style style:name="T1" style:family="text">
      <style:text-properties officeooo:rsid="001502b0"/>
    </style:style>
    <style:style style:name="T2" style:family="text">
      <style:text-properties officeooo:rsid="00173948"/>
    </style:style>
    <style:style style:name="T3" style:family="text">
      <style:text-properties officeooo:rsid="001be81f"/>
    </style:style>
    <style:style style:name="T4" style:family="text">
      <style:text-properties officeooo:rsid="00256b9e"/>
    </style:style>
    <style:style style:name="T5" style:family="text">
      <style:text-properties officeooo:rsid="002a34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SS</text:p>
      <text:p text:style-name="Text_20_body"/>
      <table:table table:name="Tabla1" table:style-name="Tabla1">
        <table:table-column table:style-name="Tabla1.A"/>
        <table:table-column table:style-name="Tabla1.B"/>
        <table:table-row table:style-name="TableLine1668227588832">
          <table:table-cell table:style-name="Tabla1.A1" office:value-type="string">
            <text:p text:style-name="P1">ATRIBUTO </text:p>
          </table:table-cell>
          <table:table-cell table:style-name="Tabla1.B1" office:value-type="string">
            <text:p text:style-name="P1">FUNCION</text:p>
          </table:table-cell>
        </table:table-row>
        <table:table-row table:style-name="TableLine1668227603520">
          <table:table-cell table:style-name="Tabla1.A2" office:value-type="string">
            <text:p text:style-name="P1"><text:s text:c="4"/>font-family: "Dela Gothic One", sans-serif;</text:p>
          </table:table-cell>
          <table:table-cell table:style-name="Tabla1.B2" office:value-type="string">
            <text:p text:style-name="P1">Especifica el estilo de letra que queremos</text:p>
          </table:table-cell>
        </table:table-row>
        <table:table-row table:style-name="TableLine1668227620112">
          <table:table-cell table:style-name="Tabla1.A2" office:value-type="string">
            <text:p text:style-name="Table_20_Contents"><text:s text:c="4"/>font-size: 1.5em;</text:p>
          </table:table-cell>
          <table:table-cell table:style-name="Tabla1.B2" office:value-type="string">
            <text:p text:style-name="P1">Para el tamaño de la letra</text:p>
          </table:table-cell>
        </table:table-row>
        <table:table-row table:style-name="TableLine1668227609776">
          <table:table-cell table:style-name="Tabla1.A2" office:value-type="string">
            <text:p text:style-name="Table_20_Contents"><text:s text:c="4"/>font-variant: small-caps;</text:p>
          </table:table-cell>
          <table:table-cell table:style-name="Tabla1.B2" office:value-type="string">
            <text:p text:style-name="P1">Pone todo el texto en mayúsculas</text:p>
          </table:table-cell>
        </table:table-row>
        <table:table-row table:style-name="TableLine1668227616848">
          <table:table-cell table:style-name="Tabla1.A2" office:value-type="string">
            <text:p text:style-name="Table_20_Contents"><text:s text:c="4"/>color: #ea3030;</text:p>
          </table:table-cell>
          <table:table-cell table:style-name="Tabla1.B2" office:value-type="string">
            <text:p text:style-name="P1">Para poner el color del texto</text:p>
          </table:table-cell>
        </table:table-row>
        <table:table-row table:style-name="TableLine1668227616848">
          <table:table-cell table:style-name="Tabla1.A2" office:value-type="string">
            <text:p text:style-name="Table_20_Contents"><text:s text:c="4"/>background-image:url(../img/fondo.jpg);</text:p>
          </table:table-cell>
          <table:table-cell table:style-name="Tabla1.B2" office:value-type="string">
            <text:p text:style-name="P18">Poner una imagen de fondo</text:p>
          </table:table-cell>
        </table:table-row>
        <table:table-row table:style-name="TableLine1668227606512">
          <table:table-cell table:style-name="Tabla1.A2" office:value-type="string">
            <text:p text:style-name="Table_20_Contents">font-style: normal; </text:p>
          </table:table-cell>
          <table:table-cell table:style-name="Tabla1.B2" office:value-type="string">
            <text:p text:style-name="Table_20_Contents"><text:s/><text:span text:style-name="T1">Para el estilo del texto</text:span></text:p>
          </table:table-cell>
        </table:table-row>
        <table:table-row table:style-name="TableLine1668227614128">
          <table:table-cell table:style-name="Tabla1.A2" office:value-type="string">
            <text:p text:style-name="Table_20_Contents">font-weight:bolder; </text:p>
          </table:table-cell>
          <table:table-cell table:style-name="Tabla1.B2" office:value-type="string">
            <text:p text:style-name="P2">Poner la fuente en negrita</text:p>
          </table:table-cell>
        </table:table-row>
        <table:table-row table:style-name="TableLine1668227610320">
          <table:table-cell table:style-name="Tabla1.A2" office:value-type="string">
            <text:p text:style-name="P17">List-style:circle;</text:p>
          </table:table-cell>
          <table:table-cell table:style-name="Tabla1.B2" office:value-type="string">
            <text:p text:style-name="P17">Pata en una lista desordenada poner de figura un circulo;</text:p>
          </table:table-cell>
        </table:table-row>
        <table:table-row table:style-name="TableLine1668227611408">
          <table:table-cell table:style-name="Tabla1.A2" office:value-type="string">
            <text:p text:style-name="P3">text-align: (nombre estilo)</text:p>
          </table:table-cell>
          <table:table-cell table:style-name="Tabla1.B2" office:value-type="string">
            <text:p text:style-name="P3">Para alinear el texto</text:p>
          </table:table-cell>
        </table:table-row>
        <table:table-row table:style-name="TableLine1668227608688">
          <table:table-cell table:style-name="Tabla1.A2" office:value-type="string">
            <text:p text:style-name="Table_20_Contents">text-decoration: underline;</text:p>
          </table:table-cell>
          <table:table-cell table:style-name="Tabla1.B2" office:value-type="string">
            <text:p text:style-name="Table_20_Contents"><text:s/><text:span text:style-name="T2">Para subrayar el texto</text:span></text:p>
          </table:table-cell>
        </table:table-row>
        <table:table-row table:style-name="TableLine1668227614400">
          <table:table-cell table:style-name="Tabla1.A2" office:value-type="string">
            <text:p text:style-name="Table_20_Contents">text-indent: X%; </text:p>
          </table:table-cell>
          <table:table-cell table:style-name="Tabla1.B2" office:value-type="string">
            <text:p text:style-name="P4">Define el tamaño de la sangría <text:s/>de la primera linea de texto</text:p>
          </table:table-cell>
        </table:table-row>
        <table:table-row table:style-name="TableLine1668227607600">
          <table:table-cell table:style-name="Tabla1.A2" office:value-type="string">
            <text:p text:style-name="Table_20_Contents">text-shadow:5px 5px 3px red; </text:p>
          </table:table-cell>
          <table:table-cell table:style-name="Tabla1.B2" office:value-type="string">
            <text:p text:style-name="P5">Para poner sombra de color rojo a un texto </text:p>
          </table:table-cell>
        </table:table-row>
        <table:table-row table:style-name="TableLine1668227620384">
          <table:table-cell table:style-name="Tabla1.A2" office:value-type="string">
            <text:p text:style-name="Table_20_Contents"><text:s text:c="4"/>text-transform: uppercase;</text:p>
          </table:table-cell>
          <table:table-cell table:style-name="Tabla1.B2" office:value-type="string">
            <text:p text:style-name="P6">Pone todas las letras en mayuscula</text:p>
          </table:table-cell>
        </table:table-row>
        <table:table-row table:style-name="TableLine1668227607056">
          <table:table-cell table:style-name="Tabla1.A2" office:value-type="string">
            <text:p text:style-name="Table_20_Contents">line-height: 14px; </text:p>
          </table:table-cell>
          <table:table-cell table:style-name="Tabla1.B2" office:value-type="string">
            <text:p text:style-name="P7">Para ponerle interlineado al texto</text:p>
          </table:table-cell>
        </table:table-row>
        <table:table-row table:style-name="TableLine1668227611680">
          <table:table-cell table:style-name="Tabla1.A2" office:value-type="string">
            <text:p text:style-name="Table_20_Contents">letter-spacing: <text:span text:style-name="T3">10px;</text:span></text:p>
          </table:table-cell>
          <table:table-cell table:style-name="Tabla1.B2" office:value-type="string">
            <text:p text:style-name="P8">Espaciado entre letras</text:p>
          </table:table-cell>
        </table:table-row>
        <table:table-row table:style-name="TableLine1668227610592">
          <table:table-cell table:style-name="Tabla1.A2" office:value-type="string">
            <text:p text:style-name="Table_20_Contents">Word-spacing: <text:span text:style-name="T3">15px;</text:span> </text:p>
          </table:table-cell>
          <table:table-cell table:style-name="Tabla1.B2" office:value-type="string">
            <text:p text:style-name="P8">Espaciado entre palabras</text:p>
          </table:table-cell>
        </table:table-row>
        <table:table-row table:style-name="TableLine1668227615488">
          <table:table-cell table:style-name="Tabla1.A2" office:value-type="string">
            <text:p text:style-name="Table_20_Contents">margin-top: .1em; </text:p>
          </table:table-cell>
          <table:table-cell table:style-name="Tabla1.B2" office:value-type="string">
            <text:p text:style-name="P9">Para darle tamaño a los margenes</text:p>
          </table:table-cell>
        </table:table-row>
        <table:table-row table:style-name="TableLine1668227610864">
          <table:table-cell table:style-name="Tabla1.A2" office:value-type="string">
            <text:p text:style-name="Table_20_Contents">display: inline;</text:p>
          </table:table-cell>
          <table:table-cell table:style-name="Tabla1.B2" office:value-type="string">
            <text:p text:style-name="P10">Para poner en linea l<text:span text:style-name="T5">os</text:span> diferentes p</text:p>
          </table:table-cell>
        </table:table-row>
        <table:table-row table:style-name="TableLine1668227620928">
          <table:table-cell table:style-name="Tabla1.A2" office:value-type="string">
            <text:p text:style-name="Table_20_Contents"><text:s text:c="4"/>display: block;</text:p>
          </table:table-cell>
          <table:table-cell table:style-name="Tabla1.B2" office:value-type="string">
            <text:p text:style-name="P11">Para ponerlo en bloque un bloque ocupa el maximo ancho disponible</text:p>
          </table:table-cell>
        </table:table-row>
        <table:table-row table:style-name="TableLine1668227605968">
          <table:table-cell table:style-name="Tabla1.A2" office:value-type="string">
            <text:p text:style-name="Table_20_Contents"><text:s text:c="4"/>display: inline-block;</text:p>
          </table:table-cell>
          <table:table-cell table:style-name="Tabla1.B2" office:value-type="string">
            <text:p text:style-name="P11">Se juntan los dos</text:p>
          </table:table-cell>
        </table:table-row>
        <table:table-row table:style-name="TableLine1668227617120">
          <table:table-cell table:style-name="Tabla1.A2" office:value-type="string">
            <text:p text:style-name="P11">Display: none</text:p>
          </table:table-cell>
          <table:table-cell table:style-name="Tabla1.B2" office:value-type="string">
            <text:p text:style-name="P11">Elimina un bloque por lo que no ocupa ningun espacio</text:p>
          </table:table-cell>
        </table:table-row>
        <table:table-row table:style-name="TableLine1668227613040">
          <table:table-cell table:style-name="Tabla1.A2" office:value-type="string">
            <text:p text:style-name="Table_20_Contents">visibility:hidden </text:p>
          </table:table-cell>
          <table:table-cell table:style-name="Tabla1.B2" office:value-type="string">
            <text:p text:style-name="P12">Oculta el elemento pero sigue ocupando el espacio</text:p>
          </table:table-cell>
        </table:table-row>
        <table:table-row table:style-name="TableLine1668227613312">
          <table:table-cell table:style-name="Tabla1.A2" office:value-type="string">
            <text:p text:style-name="Table_20_Contents"><text:s text:c="3"/>&lt;meta name="viewport" content="width=device-width, initial-scale=1.0"&gt;</text:p>
          </table:table-cell>
          <table:table-cell table:style-name="Tabla1.B2" office:value-type="string">
            <text:p text:style-name="P13">Hay que ponerlo en el html</text:p>
          </table:table-cell>
        </table:table-row>
        <table:table-row table:style-name="TableLine1668227618480">
          <table:table-cell table:style-name="Tabla1.B2" table:number-columns-spanned="2" office:value-type="string">
            <text:p text:style-name="P13">MEDIA QUERIS</text:p>
          </table:table-cell>
          <table:covered-table-cell/>
        </table:table-row>
        <table:table-row table:style-name="TableLine1668227606240">
          <table:table-cell table:style-name="Tabla1.A2" office:value-type="string">
            <text:p text:style-name="P14">@media screen and (max-width: 768px){}</text:p>
          </table:table-cell>
          <table:table-cell table:style-name="Tabla1.B2" office:value-type="string">
            <text:p text:style-name="P14">Diseño responvive para ppantallas con un maximo de 768 px dentro le ponemos lo que queremos que pase cuando esta pantalla sea de esta medida</text:p>
          </table:table-cell>
        </table:table-row>
        <text:soft-page-break/>
        <table:table-row table:style-name="TableLine1668227622016">
          <table:table-cell table:style-name="Tabla1.A2" office:value-type="string">
            <text:p text:style-name="P14">@media screen and (<text:span text:style-name="T4">min</text:span>-width: <text:span text:style-name="T4">200px</text:span>){}</text:p>
          </table:table-cell>
          <table:table-cell table:style-name="Tabla1.B2" office:value-type="string">
            <text:p text:style-name="P14">Diseño responvive para pantallas con un <text:span text:style-name="T4">mínimo</text:span> de <text:span text:style-name="T4">200</text:span>px dentro le ponemos lo que queremos que pase cuando esta pantalla sea de esta medida</text:p>
          </table:table-cell>
        </table:table-row>
        <table:table-row table:style-name="TableLine1668227611136">
          <table:table-cell table:style-name="Tabla1.A2" office:value-type="string">
            <text:p text:style-name="P14">@media screen <text:span text:style-name="T4">not</text:span> (max-width: 768px){}</text:p>
          </table:table-cell>
          <table:table-cell table:style-name="Tabla1.B2" office:value-type="string">
            <text:p text:style-name="P14">Diseño responvive para pantallas <text:span text:style-name="T4">que no tenngan un maximo</text:span> de 768 px dentro le ponemos lo que queremos que pase cuando esta pantalla <text:span text:style-name="T4">no</text:span> sea de esta medida</text:p>
          </table:table-cell>
        </table:table-row>
        <table:table-row table:style-name="TableLine1668227611952">
          <table:table-cell table:style-name="Tabla1.A2" office:value-type="string">
            <text:p text:style-name="Table_20_Contents">https://csspro.com/css-3d-buttons</text:p>
          </table:table-cell>
          <table:table-cell table:style-name="Tabla1.B2" office:value-type="string">
            <text:p text:style-name="P15">Poner botones diferentes</text:p>
          </table:table-cell>
        </table:table-row>
        <table:table-row table:style-name="TableLine1668227613584">
          <table:table-cell table:style-name="Tabla1.B2" table:number-columns-spanned="2" office:value-type="string">
            <text:p text:style-name="P15">VARIABLES = se coloca al principio del documento se aplica a todo el css</text:p>
          </table:table-cell>
          <table:covered-table-cell/>
        </table:table-row>
        <table:table-row table:style-name="TableLine1668227621472">
          <table:table-cell table:style-name="Tabla1.A2" office:value-type="string">
            <text:p text:style-name="Table_20_Contents">:root { --color_txt: #632423; --color_bkg: #BFBFBF; --font_txt: 'Dela Gothic One', serif; --font_h1: Cambria, Times, serif; } </text:p>
          </table:table-cell>
          <table:table-cell table:style-name="Tabla1.B2" office:value-type="string">
            <text:p text:style-name="P16">Para hacer variables</text:p>
          </table:table-cell>
        </table:table-row>
        <table:table-row table:style-name="TableLine1668227612224">
          <table:table-cell table:style-name="Tabla1.A2" office:value-type="string">
            <text:p text:style-name="Table_20_Contents"><text:s text:c="4"/>color: var(--color_txt);</text:p>
          </table:table-cell>
          <table:table-cell table:style-name="Tabla1.B2" office:value-type="string">
            <text:p text:style-name="P16">Para usuar las variables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2T17:42:54.451000000</meta:creation-date>
    <meta:generator>LibreOffice/7.1.6.2$Windows_X86_64 LibreOffice_project/0e133318fcee89abacd6a7d077e292f1145735c3</meta:generator>
    <dc:date>2024-02-16T17:26:03.780000000</dc:date>
    <meta:editing-duration>PT2H34M5S</meta:editing-duration>
    <meta:editing-cycles>12</meta:editing-cycles>
    <meta:document-statistic meta:table-count="1" meta:image-count="0" meta:object-count="0" meta:page-count="2" meta:paragraph-count="63" meta:word-count="343" meta:character-count="2294" meta:non-whitespace-character-count="1966"/>
  </office:meta>
</office:document-meta>
</file>